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usterConfig.ClusterConfig( String id , long syncDelay , JournalConfig j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usterConfig.getSync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Confi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Config.getJournal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